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6ea315"/>
    </style:style>
    <style:style style:name="P2" style:family="paragraph" style:parent-style-name="Standard">
      <style:paragraph-properties fo:line-height="200%" fo:text-align="start" style:justify-single-word="false"/>
      <style:text-properties officeooo:paragraph-rsid="007d26c1"/>
    </style:style>
    <style:style style:name="P3" style:family="paragraph" style:parent-style-name="Standard">
      <style:paragraph-properties fo:line-height="200%" fo:text-align="start" style:justify-single-word="false"/>
      <style:text-properties officeooo:paragraph-rsid="0096ccc1"/>
    </style:style>
    <style:style style:name="P4" style:family="paragraph" style:parent-style-name="Standard">
      <style:paragraph-properties fo:line-height="200%" fo:text-align="start" style:justify-single-word="false"/>
      <style:text-properties officeooo:paragraph-rsid="009e36fb"/>
    </style:style>
    <style:style style:name="P5" style:family="paragraph" style:parent-style-name="Standard">
      <style:paragraph-properties fo:line-height="200%" fo:text-align="start" style:justify-single-word="false"/>
      <style:text-properties officeooo:paragraph-rsid="00a6fee5"/>
    </style:style>
    <style:style style:name="P6" style:family="paragraph" style:parent-style-name="Standard">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0be7cf"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6ea315"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08c3ef3" officeooo:paragraph-rsid="00b8e674"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0a38199" officeooo:paragraph-rsid="00a6fee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style:paragraph-properties fo:line-height="200%" fo:text-align="start" style:justify-single-word="false"/>
      <style:text-properties officeooo:rsid="00bf20f6" officeooo:paragraph-rsid="00bf20f6"/>
    </style:style>
    <style:style style:name="P11" style:family="paragraph" style:parent-style-name="Text_20_body" style:list-style-name="L2"/>
    <style:style style:name="P12" style:family="paragraph" style:parent-style-name="Text_20_body">
      <style:paragraph-properties fo:line-height="200%" fo:text-align="start" style:justify-single-word="false"/>
      <style:text-properties style:font-name="Times New Roman" fo:font-size="12pt" fo:language="en" fo:country="US" fo:font-style="normal" style:text-underline-style="solid" style:text-underline-width="auto" style:text-underline-color="font-color" fo:font-weight="normal" officeooo:paragraph-rsid="000be7cf" fo:background-color="#ffffa6"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font-name="Times New Roman" fo:font-size="12pt" fo:language="en" fo:country="US" fo:font-style="normal" style:text-underline-style="none" fo:font-weight="normal" officeooo:rsid="0070307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071eda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06ea31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07995e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07c513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07d26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080f0f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083f2d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85520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9a820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96cc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9bc93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9cd85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9e36f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fo:font-weight="normal" officeooo:rsid="00a3819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style:text-underline-style="none" fo:font-weight="normal" officeooo:rsid="00a6fee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style:text-underline-style="none" fo:font-weight="normal" officeooo:rsid="00a73eb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style:text-underline-style="none" fo:font-weight="normal" officeooo:rsid="00a7f38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style:text-underline-style="none" fo:font-weight="normal" officeooo:rsid="00b0af8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style:text-underline-style="none" fo:font-weight="normal" officeooo:rsid="00b2965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language="en" fo:country="US" fo:font-style="normal" style:text-underline-style="none" fo:font-weight="normal" officeooo:rsid="00b36a0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language="en" fo:country="US" fo:font-style="normal" style:text-underline-style="none" fo:font-weight="normal" officeooo:rsid="00b50bd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language="en" fo:country="US" fo:font-style="normal" style:text-underline-style="none" fo:font-weight="normal" officeooo:rsid="00b8e67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language="en" fo:country="US" fo:font-style="normal" style:text-underline-style="none" fo:font-weight="normal" officeooo:rsid="00bc717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language="en" fo:country="US" fo:font-style="normal" style:text-underline-style="none" fo:font-weight="normal" officeooo:rsid="00bf20f6"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n" fo:country="US" fo:font-style="normal" style:text-underline-style="none" fo:font-weight="normal" officeooo:rsid="00c11e3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style:text-position="33% 80%" style:font-name="Times New Roman" fo:font-size="12pt" fo:language="en" fo:country="US"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9" style:family="text">
      <style:text-properties fo:font-style="italic"/>
    </style:style>
    <style:style style:name="T30" style:family="text">
      <style:text-properties fo:background-color="#ffffff" loext:char-shading-value="0"/>
    </style:style>
    <style:style style:name="T31" style:family="text">
      <style:text-properties officeooo:rsid="008ec93f"/>
    </style:style>
    <style:style style:name="T32" style:family="text">
      <style:text-properties officeooo:rsid="00a6fee5"/>
    </style:style>
    <style:style style:name="T33" style:family="text">
      <style:text-properties officeooo:rsid="00b8e674"/>
    </style:style>
    <style:style style:name="T34" style:family="text">
      <style:text-properties officeooo:rsid="00bc7179"/>
    </style:style>
    <style:style style:name="T35" style:family="text">
      <style:text-properties officeooo:rsid="00bf20f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a</text:p>
      <text:p text:style-name="P7">Describe in your own words IT Compliance, list the eight elements, and indicate which regulation(s) is the most relevant to your workplace organization or industry *Provide specific examples rather then a generic/vague answer.</text:p>
      <text:p text:style-name="P2"><text:span text:style-name="T4">In its simplest form IT Compliance means adhering to established polices and best practices. </text:span><text:span text:style-name="T5">These are decisions that were set in place to ensure that both parties can maintain business. A specific example in my profession is complying to a policy that only approved programs can be used for software development. </text:span><text:span text:style-name="T23">Adhering </text:span><text:span text:style-name="T5">to IT Compliance </text:span><text:span text:style-name="T23">means we</text:span><text:span text:style-name="T5"> can only develop software from a compliant designated pool of approved applications. </text:span><text:span text:style-name="T8">This is l</text:span><text:span text:style-name="T6">ike trying to build a race care with a hammer and ch</text:span><text:span text:style-name="T7">isel</text:span><text:span text:style-name="T6">. </text:span><text:span text:style-name="T9">According to the book wh</text:span><text:span text:style-name="T1">en it comes to the</text:span><text:span text:style-name="T2"> eight elements </text:span><text:span text:style-name="T1">they </text:span><text:span text:style-name="T2">are “disclosure, transparency, oversight, record retention, privacy, attestation, operational risk, and training”. <text:s/></text:span><text:span text:style-name="T3">(Brotby, 2009) </text:span><text:span text:style-name="T10">I would say in my current line of work privacy would be the most relevant element. </text:span><text:span text:style-name="T23">T</text:span><text:span text:style-name="T10">his is due to the proprietary technology embedded within the product.</text:span></text:p>
      <text:p text:style-name="P1"><text:span text:style-name="T28"/></text:p>
      <text:p text:style-name="P6">2b.</text:p>
      <text:p text:style-name="P6">Compliance can be addressed through a risk-management lens.</text:p>
      <text:p text:style-name="P6">I. <text:s text:c="13"/>Explain the connection between compliance and risk management.</text:p>
      <text:p text:style-name="P8"><text:span text:style-name="T31">Being non-compliant is a ris</text:span><text:span text:style-name="T33">k in itself. </text:span>The connection is that compliance reduces risk, while risk management protects organizations from options that could make them non-compliant. </text:p>
      <text:p text:style-name="P6">II. <text:s text:c="10"/>In your opinion, what are some of limiting factors when addressing both compliance and risk management objectives, how can management balance the lens?</text:p>
      <text:p text:style-name="P3"><text:span text:style-name="T11">T</text:span><text:span text:style-name="T12">he limiting factors are usually funds, time, and resources. </text:span><text:span text:style-name="T13">Depending on those factors management can choose to cut corners rather than remain compliant.</text:span><text:span text:style-name="T12"> </text:span><text:span text:style-name="T11">It is managements job to balance the lens by </text:span><text:span text:style-name="T13">remaining compliant at all costs while</text:span><text:span text:style-name="T11"> communicating the voices of the workers to the </text:span><text:span text:style-name="T13">higher ups. A</text:span><text:span text:style-name="T11">lluding to my example earlier with </text:span><text:span text:style-name="T24">development</text:span><text:span text:style-name="T11"> </text:span><text:span text:style-name="T14">using</text:span><text:span text:style-name="T11"> a pool of approved programs. If </text:span><text:span text:style-name="T14">a</text:span><text:span text:style-name="T11"> new </text:span><text:soft-page-break/><text:span text:style-name="T11">program is requested it is the managers job to push for and follow up to get a positive response from the compliance team. </text:span><text:span text:style-name="T24">This is co</text:span><text:span text:style-name="T14">ntingent </text:span><text:span text:style-name="T24">the manager and compliance team</text:span><text:span text:style-name="T14"> believe this would help the development pipeline </text:span><text:span text:style-name="T24">while remaining compliant.</text:span></text:p>
      <text:p text:style-name="P6"/>
      <text:p text:style-name="P6">2c.</text:p>
      <text:p text:style-name="P6">Is there already a coordinated enterprise-wide compliance initiative at your workplace organization? If so briefly describe the initiative (i.e. stakeholders, activities, etc.) If not, suggest an initiative for IT compliance activities that will fit into or help your workplace organization.</text:p>
      <text:p text:style-name="P4"><text:span text:style-name="T15">Yes there is a enterprise-wide compliance initiative at my workplace. An example of this is mandatory compliance training given every year. Another example would be at my previous position at Deloitte where to remain compliant we had to disclose all our financial information and had to divest from accounts that were unapproved. This was a enterprise-wide initiative to keep the workers of Deloitte compliant with the Securities and Exchange Commission.</text:span></text:p>
      <text:p text:style-name="P4"><text:span text:style-name="T15"/></text:p>
      <text:p text:style-name="P7">2f.</text:p>
      <text:p text:style-name="P7">Consider the following statement made by Shirley M. Hufstedler, a former director of Hewlett-Packard </text:p>
      <text:p text:style-name="P6">“The rising tide of cybercrime and threats to critical information assets mandate that boards of directors and senior executives are fully engaged at the governance level to ensure the security and integrity of those resources.”</text:p>
      <text:p text:style-name="P6">Suggest <text:span text:style-name="Strong_20_Emphasis">governance practices</text:span> that the board should engage in to reduce cybercrime threats.</text:p>
      <text:p text:style-name="P6"/>
      <text:p text:style-name="P5"><text:span text:style-name="T16">To begin the board should engage with keeping up to date with current security practice. This should be both digital and physical in nature and is a constantly evolving space. </text:span><text:span text:style-name="T25">This could be done by attending seminars or continuing education. </text:span><text:span text:style-name="T17">Besides being up to date with best security practices there a are a number of policies that are </text:span><text:span text:style-name="T25">p</text:span><text:span text:style-name="T17">opular in IT Governance that I will now mention below.</text:span></text:p>
      <text:p text:style-name="P9"><text:soft-page-break/>- <text:span text:style-name="T32">Ensuring data is encrypted in motion and at rest. Such as encrypting files or creating an encrypted tunnel for traffic.</text:span></text:p>
      <text:p text:style-name="P5"><text:span text:style-name="T16">- </text:span><text:span text:style-name="T19">Keeping</text:span><text:span text:style-name="T17"> network traffic </text:span><text:span text:style-name="T18">segregated</text:span><text:span text:style-name="T17">. </text:span><text:span text:style-name="T18">Such as using VLAN’s to separate private and public infrastructure.</text:span></text:p>
      <text:p text:style-name="P5"><text:span text:style-name="T18">-</text:span><text:span text:style-name="T19">Ensuring a strong password policy. Such as password complexity and </text:span><text:span text:style-name="T25">a </text:span><text:span text:style-name="T19">periodic password chang</text:span><text:span text:style-name="T25">e policy</text:span><text:span text:style-name="T19">.</text:span></text:p>
      <text:p text:style-name="P5"><text:span text:style-name="T19">-Keeping workers informed about IT security. This is typically through yearly IT security and compliance training.</text:span></text:p>
      <text:p text:style-name="P5"><text:span text:style-name="T19">- Get</text:span><text:span text:style-name="T20">ting</text:span><text:span text:style-name="T19"> audited. T</text:span><text:span text:style-name="T21">ypically some kind of red team testing like a penetration test </text:span><text:span text:style-name="T22">but other </text:span><text:span text:style-name="T26">non-</text:span><text:span text:style-name="T22">IT security audits are recommended as well such as financial and compliance audits.</text:span></text:p>
      <text:p text:style-name="P5"><text:span text:style-name="T22"/></text:p>
      <text:p text:style-name="P10"><text:span text:style-name="T22">T</text:span><text:span text:style-name="T2">hese are a few IT governance practices I would recommend to help </text:span><text:span text:style-name="T27">reduce cybercrime threats.</text:span></text:p>
      <text:p text:style-name="P9"/>
      <text:p text:style-name="P12"><text:span text:style-name="Strong_20_Emphasis"><text:span text:style-name="T30">References:</text:span></text:span></text:p>
      <text:list xml:id="list3982099452" text:style-name="L2">
        <text:list-item>
          <text:p text:style-name="P11">Brotby, W. K. (2009). <text:span text:style-name="Emphasis">Information Security Governance: A Practical Development and Implementation </text:span><text:span text:style-name="T29">Approach (</text:span>7th ed.). Wiley. </text:p>
        </text:list-item>
      </text:list>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0-26T21:36:55.045157131</dc:date>
    <meta:editing-duration>PT2H54M38S</meta:editing-duration>
    <meta:editing-cycles>77</meta:editing-cycles>
    <meta:generator>LibreOffice/6.4.7.2$Linux_X86_64 LibreOffice_project/40$Build-2</meta:generator>
    <meta:document-statistic meta:table-count="0" meta:image-count="0" meta:object-count="0" meta:page-count="3" meta:paragraph-count="25" meta:word-count="714" meta:character-count="4618" meta:non-whitespace-character-count="3903"/>
  </office:meta>
</office:document-meta>
</file>